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Ubuntu Mono" svg:font-family="Ubuntu Mono" style:font-family-generic="modern" style:font-pitch="fixed" svg:panose-1="2 11 5 9 3 6 2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2" style:master-page-name="MP0" style:family="paragraph">
      <style:paragraph-properties fo:break-before="page"/>
    </style:style>
    <style:style style:name="T2" style:parent-style-name="Policepardéfaut" style:family="text">
      <style:text-properties style:font-name="Segoe UI Symbol" style:font-name-complex="Segoe UI Symbol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P4" style:parent-style-name="Normal" style:family="paragraph">
      <style:paragraph-properties fo:border="0.0069in solid #000000" fo:padding-top="0.0138in" fo:padding-left="0.0555in" fo:padding-bottom="0.0138in" fo:padding-right="0.0555in" style:shadow="none" fo:margin-bottom="0in"/>
      <style:text-properties style:font-name="Ubuntu Mono"/>
    </style:style>
    <style:style style:name="P5" style:parent-style-name="Normal" style:family="paragraph">
      <style:paragraph-properties fo:border="0.0069in solid #000000" fo:padding-top="0.0138in" fo:padding-left="0.0555in" fo:padding-bottom="0.0138in" fo:padding-right="0.0555in" style:shadow="none" fo:margin-bottom="0in"/>
      <style:text-properties style:font-name="Ubuntu Mono"/>
    </style:style>
    <style:style style:name="P6" style:parent-style-name="Normal" style:family="paragraph">
      <style:paragraph-properties fo:border="0.0069in solid #000000" fo:padding-top="0.0138in" fo:padding-left="0.0555in" fo:padding-bottom="0.0138in" fo:padding-right="0.0555in" style:shadow="none" fo:margin-bottom="0in"/>
      <style:text-properties style:font-name="Ubuntu Mono"/>
    </style:style>
    <style:style style:name="P7" style:parent-style-name="Normal" style:family="paragraph">
      <style:paragraph-properties fo:border="0.0069in solid #000000" fo:padding-top="0.0138in" fo:padding-left="0.0555in" fo:padding-bottom="0.0138in" fo:padding-right="0.0555in" style:shadow="none" fo:margin-bottom="0in"/>
      <style:text-properties style:font-name="Ubuntu Mono"/>
    </style:style>
    <style:style style:name="P8" style:parent-style-name="Normal" style:family="paragraph">
      <style:paragraph-properties fo:border="0.0069in solid #000000" fo:padding-top="0.0138in" fo:padding-left="0.0555in" fo:padding-bottom="0.0138in" fo:padding-right="0.0555in" style:shadow="none" fo:margin-bottom="0in"/>
      <style:text-properties style:font-name="Ubuntu Mono"/>
    </style:style>
    <style:style style:name="P9" style:parent-style-name="Normal" style:family="paragraph">
      <style:paragraph-properties fo:border="0.0069in solid #000000" fo:padding-top="0.0138in" fo:padding-left="0.0555in" fo:padding-bottom="0.0138in" fo:padding-right="0.0555in" style:shadow="none" fo:margin-bottom="0in"/>
      <style:text-properties style:font-name="Ubuntu Mono"/>
    </style:style>
    <style:style style:name="P10" style:parent-style-name="Normal" style:family="paragraph">
      <style:paragraph-properties fo:border="0.0069in solid #000000" fo:padding-top="0.0138in" fo:padding-left="0.0555in" fo:padding-bottom="0.0138in" fo:padding-right="0.0555in" style:shadow="none" fo:margin-bottom="0in"/>
      <style:text-properties style:font-name="Ubuntu Mono"/>
    </style:style>
    <style:style style:name="P11" style:parent-style-name="Normal" style:family="paragraph">
      <style:paragraph-properties fo:border="0.0069in solid #000000" fo:padding-top="0.0138in" fo:padding-left="0.0555in" fo:padding-bottom="0.0138in" fo:padding-right="0.0555in" style:shadow="none" fo:margin-bottom="0in"/>
      <style:text-properties style:font-name="Ubuntu Mono"/>
    </style:style>
    <style:style style:name="P12" style:parent-style-name="Normal" style:family="paragraph">
      <style:paragraph-properties fo:border="0.0069in solid #000000" fo:padding-top="0.0138in" fo:padding-left="0.0555in" fo:padding-bottom="0.0138in" fo:padding-right="0.0555in" style:shadow="none" fo:margin-bottom="0in"/>
      <style:text-properties style:font-name="Ubuntu Mono"/>
    </style:style>
    <style:style style:name="P13" style:parent-style-name="Normal" style:family="paragraph">
      <style:paragraph-properties fo:border="0.0069in solid #000000" fo:padding-top="0.0138in" fo:padding-left="0.0555in" fo:padding-bottom="0.0138in" fo:padding-right="0.0555in" style:shadow="none" fo:margin-bottom="0in"/>
      <style:text-properties style:font-name="Ubuntu Mono"/>
    </style:style>
    <style:style style:name="P14" style:parent-style-name="Normal" style:family="paragraph">
      <style:paragraph-properties fo:border="0.0069in solid #000000" fo:padding-top="0.0138in" fo:padding-left="0.0555in" fo:padding-bottom="0.0138in" fo:padding-right="0.0555in" style:shadow="none" fo:margin-bottom="0in"/>
      <style:text-properties style:font-name="Ubuntu Mono"/>
    </style:style>
    <style:style style:name="T15" style:parent-style-name="Policepardéfaut" style:family="text">
      <style:text-properties style:font-name="Segoe UI Symbol" style:font-name-complex="Segoe UI Symbol"/>
    </style:style>
    <style:style style:name="P16" style:parent-style-name="Normal" style:list-style-name="LFO1" style:family="paragraph"/>
    <style:style style:name="P17" style:parent-style-name="Normal" style:list-style-name="LFO1" style:family="paragraph"/>
    <style:style style:name="P18" style:parent-style-name="Normal" style:list-style-name="LFO1" style:family="paragraph"/>
    <style:style style:name="T19" style:parent-style-name="Policepardéfaut" style:family="text">
      <style:text-properties fo:font-weight="bold" style:font-weight-asian="bold" style:font-weight-complex="bold"/>
    </style:style>
    <style:style style:name="P2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Ubuntu Mono"/>
    </style:style>
    <style:style style:name="P2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Ubuntu Mono"/>
    </style:style>
    <style:style style:name="P22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23" style:parent-style-name="Policepardéfaut" style:family="text">
      <style:text-properties style:font-name="Ubuntu Mono"/>
    </style:style>
    <style:style style:name="T24" style:parent-style-name="Policepardéfaut" style:family="text">
      <style:text-properties style:font-name="Ubuntu Mono" fo:color="#FF0000"/>
    </style:style>
    <style:style style:name="T25" style:parent-style-name="Policepardéfaut" style:family="text">
      <style:text-properties style:font-name="Ubuntu Mono"/>
    </style:style>
    <style:style style:name="T26" style:parent-style-name="Policepardéfaut" style:family="text">
      <style:text-properties style:font-name="Ubuntu Mono" fo:color="#4EA72E"/>
    </style:style>
    <style:style style:name="T27" style:parent-style-name="Policepardéfaut" style:family="text">
      <style:text-properties style:font-name="Ubuntu Mono"/>
    </style:style>
    <style:style style:name="T28" style:parent-style-name="Policepardéfaut" style:family="text">
      <style:text-properties fo:font-weight="bold" style:font-weight-asian="bold" style:font-weight-complex="bold"/>
    </style:style>
    <style:style style:name="T29" style:parent-style-name="Policepardéfaut" style:family="text">
      <style:text-properties fo:font-weight="bold" style:font-weight-asian="bold" style:font-weight-complex="bold" fo:color="#FF0000"/>
    </style:style>
    <style:style style:name="T30" style:parent-style-name="Policepardéfaut" style:family="text">
      <style:text-properties fo:color="#FF0000"/>
    </style:style>
    <style:style style:name="T31" style:parent-style-name="Policepardéfaut" style:family="text">
      <style:text-properties fo:font-weight="bold" style:font-weight-asian="bold" style:font-weight-complex="bold" fo:color="#4EA72E"/>
    </style:style>
    <style:style style:name="T32" style:parent-style-name="Policepardéfaut" style:family="text">
      <style:text-properties fo:color="#4EA72E"/>
    </style:style>
    <style:style style:name="T33" style:parent-style-name="Policepardéfaut" style:family="text">
      <style:text-properties fo:font-weight="bold" style:font-weight-asian="bold" style:font-weight-complex="bold" fo:color="#FF0000"/>
    </style:style>
    <style:style style:name="T34" style:parent-style-name="Policepardéfaut" style:family="text">
      <style:text-properties fo:color="#FF0000"/>
    </style:style>
    <style:style style:name="T35" style:parent-style-name="Policepardéfaut" style:family="text">
      <style:text-properties fo:font-weight="bold" style:font-weight-asian="bold" style:font-weight-complex="bold" fo:color="#4EA72E"/>
    </style:style>
    <style:style style:name="T36" style:parent-style-name="Policepardéfaut" style:family="text">
      <style:text-properties fo:color="#4EA72E"/>
    </style:style>
    <style:style style:name="T37" style:parent-style-name="Policepardéfaut" style:family="text">
      <style:text-properties fo:font-weight="bold" style:font-weight-asian="bold" style:font-weight-complex="bold" fo:color="#4EA72E"/>
    </style:style>
    <style:style style:name="T38" style:parent-style-name="Policepardéfaut" style:family="text">
      <style:text-properties fo:color="#4EA72E"/>
    </style:style>
    <style:style style:name="T39" style:parent-style-name="Policepardéfaut" style:family="text">
      <style:text-properties fo:font-weight="bold" style:font-weight-asian="bold" style:font-weight-complex="bold" fo:color="#4EA72E"/>
    </style:style>
    <style:style style:name="T40" style:parent-style-name="Policepardéfaut" style:family="text">
      <style:text-properties fo:color="#4EA72E"/>
    </style:style>
    <style:style style:name="T41" style:parent-style-name="Policepardéfaut" style:family="text">
      <style:text-properties fo:font-weight="bold" style:font-weight-asian="bold" style:font-weight-complex="bold" fo:color="#FF0000"/>
    </style:style>
    <style:style style:name="T42" style:parent-style-name="Policepardéfaut" style:family="text">
      <style:text-properties fo:color="#FF0000"/>
    </style:style>
    <style:style style:name="T43" style:parent-style-name="Policepardéfaut" style:family="text">
      <style:text-properties fo:font-weight="bold" style:font-weight-asian="bold" style:font-weight-complex="bold" fo:color="#4EA72E"/>
    </style:style>
    <style:style style:name="T44" style:parent-style-name="Policepardéfaut" style:family="text">
      <style:text-properties fo:color="#4EA72E"/>
    </style:style>
    <style:style style:name="T45" style:parent-style-name="Policepardéfaut" style:family="text">
      <style:text-properties fo:font-weight="bold" style:font-weight-asian="bold" style:font-weight-complex="bold" fo:color="#4EA72E"/>
    </style:style>
    <style:style style:name="T46" style:parent-style-name="Policepardéfaut" style:family="text">
      <style:text-properties fo:color="#4EA72E"/>
    </style:style>
    <style:style style:name="P47" style:parent-style-name="Normal" style:family="paragraph">
      <style:paragraph-properties fo:break-before="page"/>
    </style:style>
    <style:style style:name="TableColumn49" style:family="table-column">
      <style:table-column-properties style:column-width="3.8395in"/>
    </style:style>
    <style:style style:name="TableColumn50" style:family="table-column">
      <style:table-column-properties style:column-width="2.4534in"/>
    </style:style>
    <style:style style:name="Table48" style:family="table">
      <style:table-properties style:width="6.293in" fo:margin-left="0in" table:align="left"/>
    </style:style>
    <style:style style:name="TableRow51" style:family="table-row">
      <style:table-row-properties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Ubuntu Mono"/>
    </style:style>
    <style:style style:name="P54" style:parent-style-name="Normal" style:family="paragraph">
      <style:paragraph-properties fo:margin-bottom="0in" fo:line-height="100%"/>
      <style:text-properties style:font-name="Ubuntu Mono"/>
    </style:style>
    <style:style style:name="P55" style:parent-style-name="Normal" style:family="paragraph">
      <style:paragraph-properties fo:margin-bottom="0in" fo:line-height="100%"/>
      <style:text-properties style:font-name="Ubuntu Mono" fo:font-weight="bold" style:font-weight-asian="bold" style:font-weight-complex="bold"/>
    </style:style>
    <style:style style:name="P56" style:parent-style-name="Normal" style:family="paragraph">
      <style:paragraph-properties fo:margin-bottom="0in" fo:line-height="100%"/>
      <style:text-properties style:font-name="Ubuntu Mono"/>
    </style:style>
    <style:style style:name="P57" style:parent-style-name="Normal" style:family="paragraph">
      <style:paragraph-properties fo:margin-bottom="0in" fo:line-height="100%"/>
      <style:text-properties style:font-name="Ubuntu Mono"/>
    </style:style>
    <style:style style:name="P58" style:parent-style-name="Normal" style:family="paragraph">
      <style:paragraph-properties fo:margin-bottom="0in" fo:line-height="100%"/>
      <style:text-properties style:font-name="Ubuntu Mono"/>
    </style:style>
    <style:style style:name="P59" style:parent-style-name="Normal" style:family="paragraph">
      <style:paragraph-properties fo:margin-bottom="0in" fo:line-height="100%"/>
      <style:text-properties style:font-name="Ubuntu Mono"/>
    </style:style>
    <style:style style:name="P60" style:parent-style-name="Normal" style:family="paragraph">
      <style:paragraph-properties fo:margin-bottom="0in" fo:line-height="100%"/>
      <style:text-properties style:font-name="Ubuntu Mono" fo:font-weight="bold" style:font-weight-asian="bold" style:font-weight-complex="bold"/>
    </style:style>
    <style:style style:name="P61" style:parent-style-name="Normal" style:family="paragraph">
      <style:paragraph-properties fo:margin-bottom="0in" fo:line-height="100%"/>
      <style:text-properties style:font-name="Ubuntu Mono"/>
    </style:style>
    <style:style style:name="P62" style:parent-style-name="Normal" style:family="paragraph">
      <style:paragraph-properties fo:margin-bottom="0in" fo:line-height="100%"/>
      <style:text-properties style:font-name="Ubuntu Mono"/>
    </style:style>
    <style:style style:name="P63" style:parent-style-name="Normal" style:family="paragraph">
      <style:paragraph-properties fo:margin-bottom="0in" fo:line-height="100%"/>
      <style:text-properties style:font-name="Ubuntu Mono"/>
    </style:style>
    <style:style style:name="P64" style:parent-style-name="Normal" style:family="paragraph">
      <style:paragraph-properties fo:margin-bottom="0in" fo:line-height="100%"/>
      <style:text-properties style:font-name="Ubuntu Mono" fo:font-weight="bold" style:font-weight-asian="bold" style:font-weight-complex="bold"/>
    </style:style>
    <style:style style:name="P65" style:parent-style-name="Normal" style:family="paragraph">
      <style:paragraph-properties fo:margin-bottom="0in" fo:line-height="100%"/>
    </style:style>
    <style:style style:name="T66" style:parent-style-name="Policepardéfaut" style:family="text">
      <style:text-properties style:font-name="Ubuntu Mono"/>
    </style:style>
    <style:style style:name="T67" style:parent-style-name="Policepardéfaut" style:family="text">
      <style:text-properties style:font-name="Courier New" style:font-name-complex="Courier New"/>
    </style:style>
    <style:style style:name="T68" style:parent-style-name="Policepardéfaut" style:family="text">
      <style:text-properties style:font-name="Ubuntu Mono" style:font-name-complex="Courier New"/>
    </style:style>
    <style:style style:name="P69" style:parent-style-name="Normal" style:family="paragraph">
      <style:paragraph-properties fo:margin-bottom="0in" fo:line-height="100%"/>
    </style:style>
    <style:style style:name="T70" style:parent-style-name="Policepardéfaut" style:family="text">
      <style:text-properties style:font-name="Ubuntu Mono" style:font-name-complex="Courier New"/>
    </style:style>
    <style:style style:name="T71" style:parent-style-name="Policepardéfaut" style:family="text">
      <style:text-properties style:font-name="Courier New" style:font-name-complex="Courier New"/>
    </style:style>
    <style:style style:name="T72" style:parent-style-name="Policepardéfaut" style:family="text">
      <style:text-properties style:font-name="Ubuntu Mono" style:font-name-complex="Courier New"/>
    </style:style>
    <style:style style:name="P73" style:parent-style-name="Normal" style:family="paragraph">
      <style:paragraph-properties fo:margin-bottom="0in" fo:line-height="100%"/>
      <style:text-properties style:font-name="Ubuntu Mono" style:font-name-complex="Courier New"/>
    </style:style>
    <style:style style:name="P74" style:parent-style-name="Normal" style:family="paragraph">
      <style:paragraph-properties fo:margin-bottom="0in" fo:line-height="100%"/>
    </style:style>
    <style:style style:name="T75" style:parent-style-name="Policepardéfaut" style:family="text">
      <style:text-properties style:font-name="Ubuntu Mono" style:font-name-complex="Courier New"/>
    </style:style>
    <style:style style:name="T76" style:parent-style-name="Policepardéfaut" style:family="text">
      <style:text-properties style:font-name="Courier New" style:font-name-complex="Courier New"/>
    </style:style>
    <style:style style:name="T77" style:parent-style-name="Policepardéfaut" style:family="text">
      <style:text-properties style:font-name="Ubuntu Mono" style:font-name-complex="Courier New"/>
    </style:style>
    <style:style style:name="P78" style:parent-style-name="Normal" style:family="paragraph">
      <style:paragraph-properties fo:margin-bottom="0in" fo:line-height="100%"/>
    </style:style>
    <style:style style:name="T79" style:parent-style-name="Policepardéfaut" style:family="text">
      <style:text-properties style:font-name="Ubuntu Mono" style:font-name-complex="Courier New"/>
    </style:style>
    <style:style style:name="T80" style:parent-style-name="Policepardéfaut" style:family="text">
      <style:text-properties style:font-name="Courier New" style:font-name-complex="Courier New"/>
    </style:style>
    <style:style style:name="T81" style:parent-style-name="Policepardéfaut" style:family="text">
      <style:text-properties style:font-name="Ubuntu Mono" style:font-name-complex="Courier New"/>
    </style:style>
    <style:style style:name="P82" style:parent-style-name="Normal" style:family="paragraph">
      <style:paragraph-properties fo:margin-bottom="0in" fo:line-height="100%"/>
    </style:style>
    <style:style style:name="T83" style:parent-style-name="Policepardéfaut" style:family="text">
      <style:text-properties style:font-name="Ubuntu Mono" style:font-name-complex="Courier New"/>
    </style:style>
    <style:style style:name="T84" style:parent-style-name="Policepardéfaut" style:family="text">
      <style:text-properties style:font-name="Courier New" style:font-name-complex="Courier New"/>
    </style:style>
    <style:style style:name="T85" style:parent-style-name="Policepardéfaut" style:family="text">
      <style:text-properties style:font-name="Ubuntu Mono" style:font-name-complex="Courier New"/>
    </style:style>
    <style:style style:name="P86" style:parent-style-name="Normal" style:family="paragraph">
      <style:paragraph-properties fo:margin-bottom="0in" fo:line-height="100%"/>
    </style:style>
    <style:style style:name="T87" style:parent-style-name="Policepardéfaut" style:family="text">
      <style:text-properties style:font-name="Ubuntu Mono" style:font-name-complex="Courier New"/>
    </style:style>
    <style:style style:name="T88" style:parent-style-name="Policepardéfaut" style:family="text">
      <style:text-properties style:font-name="Courier New" style:font-name-complex="Courier New"/>
    </style:style>
    <style:style style:name="T89" style:parent-style-name="Policepardéfaut" style:family="text">
      <style:text-properties style:font-name="Ubuntu Mono" style:font-name-complex="Courier New"/>
    </style:style>
    <style:style style:name="P90" style:parent-style-name="Normal" style:family="paragraph">
      <style:paragraph-properties fo:margin-bottom="0in" fo:line-height="100%"/>
      <style:text-properties style:font-name="Ubuntu Mono"/>
    </style:style>
    <style:style style:name="P91" style:parent-style-name="Normal" style:family="paragraph">
      <style:paragraph-properties fo:margin-bottom="0in" fo:line-height="100%"/>
      <style:text-properties style:font-name="Ubuntu Mono" fo:font-weight="bold" style:font-weight-asian="bold" style:font-weight-complex="bold"/>
    </style:style>
    <style:style style:name="P92" style:parent-style-name="Normal" style:family="paragraph">
      <style:paragraph-properties fo:margin-bottom="0in" fo:line-height="100%"/>
      <style:text-properties style:font-name="Ubuntu Mono"/>
    </style:style>
    <style:style style:name="P93" style:parent-style-name="Normal" style:family="paragraph">
      <style:paragraph-properties fo:margin-bottom="0in" fo:line-height="100%"/>
      <style:text-properties style:font-name="Ubuntu Mono"/>
    </style:style>
    <style:style style:name="P94" style:parent-style-name="Normal" style:family="paragraph">
      <style:paragraph-properties fo:margin-bottom="0in" fo:line-height="100%"/>
      <style:text-properties style:font-name="Ubuntu Mono"/>
    </style:style>
    <style:style style:name="P95" style:parent-style-name="Normal" style:family="paragraph">
      <style:paragraph-properties fo:margin-bottom="0in" fo:line-height="100%"/>
      <style:text-properties style:font-name="Ubuntu Mono"/>
    </style:style>
    <style:style style:name="P96" style:parent-style-name="Normal" style:family="paragraph">
      <style:paragraph-properties fo:margin-bottom="0in" fo:line-height="100%"/>
      <style:text-properties style:font-name="Ubuntu Mono"/>
    </style:style>
    <style:style style:name="TableCell97" style:family="table-cell">
      <style:table-cell-properties fo:border="none" style:writing-mode="lr-tb" fo:padding-top="0in" fo:padding-left="0.075in" fo:padding-bottom="0in" fo:padding-right="0.075in"/>
    </style:style>
    <style:style style:name="TableColumn99" style:family="table-column">
      <style:table-column-properties style:column-width="0.8395in"/>
    </style:style>
    <style:style style:name="TableColumn100" style:family="table-column">
      <style:table-column-properties style:column-width="1.0666in"/>
    </style:style>
    <style:style style:name="Table98" style:family="table">
      <style:table-properties style:width="1.9062in" fo:margin-left="0in" table:align="center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style:font-name="Ubuntu Mono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style:font-name="Ubuntu Mono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font-name="Ubuntu Mono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style:font-name="Ubuntu Mono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font-name="Ubuntu Mono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style:font-name="Ubuntu Mono"/>
    </style:style>
    <style:style style:name="P116" style:parent-style-name="Normal" style:family="paragraph">
      <style:paragraph-properties fo:margin-bottom="0in" fo:line-height="100%"/>
      <style:text-properties style:font-name="Ubuntu Mono"/>
    </style:style>
    <style:style style:name="TableColumn118" style:family="table-column">
      <style:table-column-properties style:column-width="2.2965in"/>
    </style:style>
    <style:style style:name="Table117" style:family="table">
      <style:table-properties style:width="2.2965in" style:rel-width="100%" fo:margin-left="0in" table:align="left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style:font-name="Ubuntu Mono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style:font-name="Ubuntu Mono"/>
    </style:style>
    <style:style style:name="P125" style:parent-style-name="Normal" style:family="paragraph">
      <style:paragraph-properties fo:margin-bottom="0in" fo:line-height="100%"/>
      <style:text-properties style:font-name="Ubuntu Mono"/>
    </style:style>
    <style:style style:name="TableColumn127" style:family="table-column">
      <style:table-column-properties style:column-width="3.8395in"/>
    </style:style>
    <style:style style:name="TableColumn128" style:family="table-column">
      <style:table-column-properties style:column-width="2.4534in"/>
    </style:style>
    <style:style style:name="Table126" style:family="table">
      <style:table-properties style:width="6.293in" fo:margin-left="0in" table:align="left"/>
    </style:style>
    <style:style style:name="TableRow129" style:family="table-row">
      <style:table-row-properties/>
    </style:style>
    <style:style style:name="TableCell130" style:family="table-cell">
      <style:table-cell-properties fo:border="none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style:font-name="Ubuntu Mono"/>
    </style:style>
    <style:style style:name="P132" style:parent-style-name="Normal" style:family="paragraph">
      <style:paragraph-properties fo:margin-bottom="0in" fo:line-height="100%"/>
      <style:text-properties style:font-name="Ubuntu Mono"/>
    </style:style>
    <style:style style:name="P133" style:parent-style-name="Normal" style:family="paragraph">
      <style:paragraph-properties fo:margin-bottom="0in" fo:line-height="100%"/>
      <style:text-properties style:font-name="Ubuntu Mono" fo:font-weight="bold" style:font-weight-asian="bold" style:font-weight-complex="bold"/>
    </style:style>
    <style:style style:name="P134" style:parent-style-name="Normal" style:family="paragraph">
      <style:paragraph-properties fo:margin-bottom="0in" fo:line-height="100%"/>
      <style:text-properties style:font-name="Ubuntu Mono"/>
    </style:style>
    <style:style style:name="P135" style:parent-style-name="Normal" style:family="paragraph">
      <style:paragraph-properties fo:margin-bottom="0in" fo:line-height="100%"/>
      <style:text-properties style:font-name="Ubuntu Mono"/>
    </style:style>
    <style:style style:name="P136" style:parent-style-name="Normal" style:family="paragraph">
      <style:paragraph-properties fo:margin-bottom="0in" fo:line-height="100%"/>
      <style:text-properties style:font-name="Ubuntu Mono"/>
    </style:style>
    <style:style style:name="P137" style:parent-style-name="Normal" style:family="paragraph">
      <style:paragraph-properties fo:margin-bottom="0in" fo:line-height="100%"/>
      <style:text-properties style:font-name="Ubuntu Mono" fo:font-weight="bold" style:font-weight-asian="bold" style:font-weight-complex="bold"/>
    </style:style>
    <style:style style:name="P138" style:parent-style-name="Normal" style:family="paragraph">
      <style:paragraph-properties fo:margin-bottom="0in" fo:line-height="100%"/>
      <style:text-properties style:font-name="Ubuntu Mono"/>
    </style:style>
    <style:style style:name="P139" style:parent-style-name="Normal" style:family="paragraph">
      <style:paragraph-properties fo:margin-bottom="0in" fo:line-height="100%"/>
    </style:style>
    <style:style style:name="T140" style:parent-style-name="Policepardéfaut" style:family="text">
      <style:text-properties style:font-name="Ubuntu Mono"/>
    </style:style>
    <style:style style:name="T141" style:parent-style-name="Policepardéfaut" style:family="text">
      <style:text-properties style:font-name="Courier New" style:font-name-complex="Courier New"/>
    </style:style>
    <style:style style:name="T142" style:parent-style-name="Policepardéfaut" style:family="text">
      <style:text-properties style:font-name="Ubuntu Mono" style:font-name-complex="Courier New"/>
    </style:style>
    <style:style style:name="P143" style:parent-style-name="Normal" style:family="paragraph">
      <style:paragraph-properties fo:margin-bottom="0in" fo:line-height="100%"/>
      <style:text-properties style:font-name="Ubuntu Mono"/>
    </style:style>
    <style:style style:name="P144" style:parent-style-name="Normal" style:family="paragraph">
      <style:paragraph-properties fo:margin-bottom="0in" fo:line-height="100%"/>
      <style:text-properties style:font-name="Ubuntu Mono" fo:font-weight="bold" style:font-weight-asian="bold" style:font-weight-complex="bold"/>
    </style:style>
    <style:style style:name="P145" style:parent-style-name="Normal" style:family="paragraph">
      <style:paragraph-properties fo:margin-bottom="0in" fo:line-height="100%"/>
      <style:text-properties style:font-name="Ubuntu Mono"/>
    </style:style>
    <style:style style:name="P146" style:parent-style-name="Normal" style:family="paragraph">
      <style:paragraph-properties fo:margin-bottom="0in" fo:line-height="100%"/>
      <style:text-properties style:font-name="Ubuntu Mono"/>
    </style:style>
    <style:style style:name="P147" style:parent-style-name="Normal" style:family="paragraph">
      <style:paragraph-properties fo:margin-bottom="0in" fo:line-height="100%"/>
      <style:text-properties style:font-name="Ubuntu Mono"/>
    </style:style>
    <style:style style:name="P148" style:parent-style-name="Normal" style:family="paragraph">
      <style:paragraph-properties fo:margin-bottom="0in" fo:line-height="100%"/>
      <style:text-properties style:font-name="Ubuntu Mono" fo:font-weight="bold" style:font-weight-asian="bold" style:font-weight-complex="bold"/>
    </style:style>
    <style:style style:name="P149" style:parent-style-name="Normal" style:family="paragraph">
      <style:paragraph-properties fo:margin-bottom="0in" fo:line-height="100%"/>
    </style:style>
    <style:style style:name="T150" style:parent-style-name="Policepardéfaut" style:family="text">
      <style:text-properties style:font-name="Ubuntu Mono"/>
    </style:style>
    <style:style style:name="T151" style:parent-style-name="Policepardéfaut" style:family="text">
      <style:text-properties style:font-name="Courier New" style:font-name-complex="Courier New"/>
    </style:style>
    <style:style style:name="T152" style:parent-style-name="Policepardéfaut" style:family="text">
      <style:text-properties style:font-name="Ubuntu Mono" style:font-name-complex="Courier New"/>
    </style:style>
    <style:style style:name="T153" style:parent-style-name="Policepardéfaut" style:family="text">
      <style:text-properties style:font-name="Courier New" style:font-name-complex="Courier New"/>
    </style:style>
    <style:style style:name="T154" style:parent-style-name="Policepardéfaut" style:family="text">
      <style:text-properties style:font-name="Ubuntu Mono" style:font-name-complex="Courier New"/>
    </style:style>
    <style:style style:name="P155" style:parent-style-name="Normal" style:family="paragraph">
      <style:paragraph-properties fo:margin-bottom="0in" fo:line-height="100%"/>
      <style:text-properties style:font-name="Ubuntu Mono" style:font-name-complex="Courier New"/>
    </style:style>
    <style:style style:name="P156" style:parent-style-name="Normal" style:family="paragraph">
      <style:paragraph-properties fo:margin-bottom="0in" fo:line-height="100%"/>
      <style:text-properties style:font-name="Ubuntu Mono" style:font-name-complex="Courier New"/>
    </style:style>
    <style:style style:name="P157" style:parent-style-name="Normal" style:family="paragraph">
      <style:paragraph-properties fo:margin-bottom="0in" fo:line-height="100%"/>
    </style:style>
    <style:style style:name="T158" style:parent-style-name="Policepardéfaut" style:family="text">
      <style:text-properties style:font-name="Ubuntu Mono" style:font-name-complex="Courier New"/>
    </style:style>
    <style:style style:name="T159" style:parent-style-name="Policepardéfaut" style:family="text">
      <style:text-properties style:font-name="Courier New" style:font-name-complex="Courier New"/>
    </style:style>
    <style:style style:name="T160" style:parent-style-name="Policepardéfaut" style:family="text">
      <style:text-properties style:font-name="Ubuntu Mono" style:font-name-complex="Courier New"/>
    </style:style>
    <style:style style:name="P161" style:parent-style-name="Normal" style:family="paragraph">
      <style:paragraph-properties fo:margin-bottom="0in" fo:line-height="100%"/>
    </style:style>
    <style:style style:name="T162" style:parent-style-name="Policepardéfaut" style:family="text">
      <style:text-properties style:font-name="Ubuntu Mono"/>
    </style:style>
    <style:style style:name="T163" style:parent-style-name="Policepardéfaut" style:family="text">
      <style:text-properties style:font-name="Courier New" style:font-name-complex="Courier New"/>
    </style:style>
    <style:style style:name="T164" style:parent-style-name="Policepardéfaut" style:family="text">
      <style:text-properties style:font-name="Ubuntu Mono" style:font-name-complex="Courier New"/>
    </style:style>
    <style:style style:name="P165" style:parent-style-name="Normal" style:family="paragraph">
      <style:paragraph-properties fo:margin-bottom="0in" fo:line-height="100%"/>
      <style:text-properties style:font-name="Ubuntu Mono" style:font-name-complex="Courier New"/>
    </style:style>
    <style:style style:name="P166" style:parent-style-name="Normal" style:family="paragraph">
      <style:paragraph-properties fo:margin-bottom="0in" fo:line-height="100%"/>
    </style:style>
    <style:style style:name="T167" style:parent-style-name="Policepardéfaut" style:family="text">
      <style:text-properties style:font-name="Ubuntu Mono"/>
    </style:style>
    <style:style style:name="T168" style:parent-style-name="Policepardéfaut" style:family="text">
      <style:text-properties style:font-name="Ubuntu Mono" style:font-name-complex="Courier New"/>
    </style:style>
    <style:style style:name="T169" style:parent-style-name="Policepardéfaut" style:family="text">
      <style:text-properties style:font-name="Courier New" style:font-name-complex="Courier New"/>
    </style:style>
    <style:style style:name="T170" style:parent-style-name="Policepardéfaut" style:family="text">
      <style:text-properties style:font-name="Ubuntu Mono" style:font-name-complex="Courier New"/>
    </style:style>
    <style:style style:name="P171" style:parent-style-name="Normal" style:family="paragraph">
      <style:paragraph-properties fo:margin-bottom="0in" fo:line-height="100%"/>
    </style:style>
    <style:style style:name="T172" style:parent-style-name="Policepardéfaut" style:family="text">
      <style:text-properties style:font-name="Ubuntu Mono"/>
    </style:style>
    <style:style style:name="T173" style:parent-style-name="Policepardéfaut" style:family="text">
      <style:text-properties style:font-name="Courier New" style:font-name-complex="Courier New"/>
    </style:style>
    <style:style style:name="T174" style:parent-style-name="Policepardéfaut" style:family="text">
      <style:text-properties style:font-name="Ubuntu Mono" style:font-name-complex="Courier New"/>
    </style:style>
    <style:style style:name="P175" style:parent-style-name="Normal" style:family="paragraph">
      <style:paragraph-properties fo:margin-bottom="0in" fo:line-height="100%"/>
      <style:text-properties style:font-name="Ubuntu Mono"/>
    </style:style>
    <style:style style:name="P176" style:parent-style-name="Normal" style:family="paragraph">
      <style:paragraph-properties fo:margin-bottom="0in" fo:line-height="100%"/>
      <style:text-properties style:font-name="Ubuntu Mono"/>
    </style:style>
    <style:style style:name="P177" style:parent-style-name="Normal" style:family="paragraph">
      <style:paragraph-properties fo:margin-bottom="0in" fo:line-height="100%"/>
      <style:text-properties style:font-name="Ubuntu Mono" fo:font-weight="bold" style:font-weight-asian="bold" style:font-weight-complex="bold"/>
    </style:style>
    <style:style style:name="P178" style:parent-style-name="Normal" style:family="paragraph">
      <style:paragraph-properties fo:margin-bottom="0in" fo:line-height="100%"/>
      <style:text-properties style:font-name="Ubuntu Mono"/>
    </style:style>
    <style:style style:name="P179" style:parent-style-name="Normal" style:family="paragraph">
      <style:paragraph-properties fo:margin-bottom="0in" fo:line-height="100%"/>
      <style:text-properties style:font-name="Ubuntu Mono"/>
    </style:style>
    <style:style style:name="P180" style:parent-style-name="Normal" style:family="paragraph">
      <style:paragraph-properties fo:margin-bottom="0in" fo:line-height="100%"/>
      <style:text-properties style:font-name="Ubuntu Mono"/>
    </style:style>
    <style:style style:name="P181" style:parent-style-name="Normal" style:family="paragraph">
      <style:paragraph-properties fo:margin-bottom="0in" fo:line-height="100%"/>
      <style:text-properties style:font-name="Ubuntu Mono"/>
    </style:style>
    <style:style style:name="TableCell182" style:family="table-cell">
      <style:table-cell-properties fo:border="none" style:writing-mode="lr-tb" fo:padding-top="0in" fo:padding-left="0.075in" fo:padding-bottom="0in" fo:padding-right="0.075in"/>
    </style:style>
    <style:style style:name="TableColumn184" style:family="table-column">
      <style:table-column-properties style:column-width="0.9527in"/>
    </style:style>
    <style:style style:name="TableColumn185" style:family="table-column">
      <style:table-column-properties style:column-width="1.0666in"/>
    </style:style>
    <style:style style:name="Table183" style:family="table">
      <style:table-properties style:width="2.0194in" fo:margin-left="0in" table:align="center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style:font-name="Ubuntu Mono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style:font-name="Ubuntu Mono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style:font-name="Ubuntu Mono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style:font-name="Ubuntu Mono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style:font-name="Ubuntu Mono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style:font-name="Ubuntu Mono"/>
    </style:style>
    <style:style style:name="P201" style:parent-style-name="Normal" style:family="paragraph">
      <style:paragraph-properties fo:margin-bottom="0in" fo:line-height="100%"/>
      <style:text-properties style:font-name="Ubuntu Mono"/>
    </style:style>
    <style:style style:name="TableColumn203" style:family="table-column">
      <style:table-column-properties style:column-width="2.2965in"/>
    </style:style>
    <style:style style:name="Table202" style:family="table">
      <style:table-properties style:width="2.2965in" style:rel-width="100%" fo:margin-left="0in" table:align="left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style:font-name="Ubuntu Mono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  <style:text-properties style:font-name="Ubuntu Mono"/>
    </style:style>
    <style:style style:name="P210" style:parent-style-name="Normal" style:family="paragraph">
      <style:paragraph-properties fo:margin-bottom="0in" fo:line-height="100%"/>
      <style:text-properties style:font-name="Ubuntu Mono"/>
    </style:style>
  </office:automatic-styles>
  <office:body>
    <office:text text:use-soft-page-breaks="true">
      <text:h text:style-name="P1" text:outline-level="2">Vas et viens<text:s/><text:span text:style-name="T2">★★★</text:span></text:h>
      <text:p text:style-name="Normal">Soient t1 et t2 deux tableaux d’entiers de taille n (n≥2). Ecrire un programme qui permet de transférer les éléments de t1 et t2 selon le principe suivant : Les éléments de rang impair de t1 seront rangés dans t2 en ordre inverse (de droite à gauche) et les éléments de rang pair de t1 seront rangés dans t2 (de gauche à droite).</text:p>
      <text:p text:style-name="Normal"><text:span text:style-name="T3">Exemple :</text:span></text:p>
      <text:p text:style-name="P4">Donner la taille du tableau (&gt;=2) : 9</text:p>
      <text:p text:style-name="P5">t1 [ 0 ]= 12</text:p>
      <text:p text:style-name="P6">t1 [ 1 ]= 13</text:p>
      <text:p text:style-name="P7">t1 [ 2 ]= 41</text:p>
      <text:p text:style-name="P8">t1 [ 3 ]= 5</text:p>
      <text:p text:style-name="P9">t1 [ 4 ]= 19</text:p>
      <text:p text:style-name="P10">t1 [ 5 ]= 13</text:p>
      <text:p text:style-name="P11">t1 [ 6 ]= 4</text:p>
      <text:p text:style-name="P12">t1 [ 7 ]= 8</text:p>
      <text:p text:style-name="P13">t1 [ 8 ]= 15</text:p>
      <text:p text:style-name="P14">t2 : 12, 41, 19, 4, 15, 8, 13, 5, 13,</text:p>
      <text:h text:style-name="Titre2" text:outline-level="2">Segmentation d'un tableau<text:s/><text:span text:style-name="T15">★★★</text:span></text:h>
      <text:p text:style-name="Normal">Ecrire un programme qui segmente un tableau t de n entiers de la façon suivante :</text:p>
      <text:list text:style-name="LFO1" text:continue-numbering="true">
        <text:list-item>
          <text:p text:style-name="P16">Les éléments inférieurs à t[0] sont placés au début du tableau</text:p>
        </text:list-item>
        <text:list-item>
          <text:p text:style-name="P17">Les éléments supérieurs à t[0] sont placés à la fin du tableau</text:p>
        </text:list-item>
        <text:list-item>
          <text:p text:style-name="P18">L'élément t[0] est placé au milieu du tableau</text:p>
        </text:list-item>
      </text:list>
      <text:p text:style-name="Normal">Les nombres du tableau sont des nombres aléatoires compris entre 1 et 999.</text:p>
      <text:p text:style-name="Normal"><text:span text:style-name="T19">Exemple :</text:span></text:p>
      <text:p text:style-name="P20">Taille du tableau t (&gt;=2) : 10</text:p>
      <text:p text:style-name="P21">Avant segmentation : <text:s/>[203, 32, 515, 19, 762, 762, 884, 157, 459, 337]</text:p>
      <text:p text:style-name="P22"><text:span text:style-name="T23">Après segmentation : <text:s/>[</text:span><text:span text:style-name="T24">19, 32, 157</text:span><text:span text:style-name="T25">, 203,<text:s/></text:span><text:span text:style-name="T26">762, 884, 762, 459, 337, 515</text:span><text:span text:style-name="T27">]</text:span></text:p>
      <text:p text:style-name="Normal"><text:span text:style-name="T28">Explication :</text:span></text:p>
      <text:p text:style-name="Normal">203<text:s/><text:span text:style-name="T29">32</text:span><text:span text:style-name="T30"><text:s/></text:span><text:span text:style-name="T31">515</text:span><text:span text:style-name="T32"><text:s/></text:span><text:span text:style-name="T33">19</text:span><text:span text:style-name="T34"><text:s/></text:span><text:span text:style-name="T35">762</text:span><text:span text:style-name="T36"><text:s/></text:span><text:span text:style-name="T37">762</text:span><text:span text:style-name="T38"><text:s/></text:span><text:span text:style-name="T39">884</text:span><text:span text:style-name="T40"><text:s/></text:span><text:span text:style-name="T41">157</text:span><text:span text:style-name="T42"><text:s/></text:span><text:span text:style-name="T43">459</text:span><text:span text:style-name="T44"><text:s/></text:span><text:span text:style-name="T45">337</text:span><text:span text:style-name="T46"><text:s/></text:span></text:p>
      <text:p text:style-name="Normal">Les éléments inférieurs à 203 sont en rouge</text:p>
      <text:p text:style-name="Normal">Les éléments supérieurs à 203 sont en vert</text:p>
      <text:p text:style-name="P47"/>
      <text:soft-page-break/>
      <text:h text:style-name="Titre2" text:outline-level="2">Vas et viens</text:h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Algorithme Va_et_viens</text:p>
            <text:p text:style-name="P54">Début</text:p>
            <text:p text:style-name="P55"><text:s text:c="2"/>// Saisir la taille du tableau</text:p>
            <text:p text:style-name="P56"><text:s text:c="2"/>Répéter</text:p>
            <text:p text:style-name="P57"><text:s text:c="4"/>Ecrire("taille du tableau &gt;= 2 ? ")</text:p>
            <text:p text:style-name="P58"><text:s text:c="4"/>Lire(n)</text:p>
            <text:p text:style-name="P59"><text:s text:c="2"/>Jusqu'à (2 &lt;= n &lt;= 50)</text:p>
            <text:p text:style-name="P60"><text:s text:c="2"/>// Remplir le tableau t1</text:p>
            <text:p text:style-name="P61"><text:s text:c="2"/>Pour i de 0 à n-1 Faire</text:p>
            <text:p text:style-name="P62"><text:s text:c="4"/>Ecrire("t1[", i, "] ? "); Lire(t1[i])</text:p>
            <text:p text:style-name="P63"><text:s text:c="2"/>Fin Pour</text:p>
            <text:p text:style-name="P64"><text:s text:c="2"/>// Transférer les éléments de t1 dans t2</text:p>
            <text:p text:style-name="P65"><text:span text:style-name="T66"><text:s text:c="2"/>d<text:s/></text:span><text:span text:style-name="T67">←</text:span><text:span text:style-name="T68"><text:s/>0</text:span></text:p>
            <text:p text:style-name="P69"><text:span text:style-name="T70"><text:s text:c="2"/>f<text:s/></text:span><text:span text:style-name="T71">←</text:span><text:span text:style-name="T72"><text:s/>n-1</text:span></text:p>
            <text:p text:style-name="P73"><text:s text:c="2"/>Pour i de 0 à n-1 Faire [pas = 2]</text:p>
            <text:p text:style-name="P74"><text:span text:style-name="T75"><text:s text:c="4"/>t2[d]<text:s/></text:span><text:span text:style-name="T76">←</text:span><text:span text:style-name="T77"><text:s/>t1[i]</text:span></text:p>
            <text:p text:style-name="P78"><text:span text:style-name="T79"><text:s text:c="4"/>t2[f]<text:s/></text:span><text:span text:style-name="T80">←</text:span><text:span text:style-name="T81"><text:s/>t1[i + 1]</text:span></text:p>
            <text:p text:style-name="P82"><text:span text:style-name="T83"><text:s text:c="4"/>d<text:s/></text:span><text:span text:style-name="T84">←</text:span><text:span text:style-name="T85"><text:s/>d + 1</text:span></text:p>
            <text:p text:style-name="P86"><text:span text:style-name="T87"><text:s text:c="4"/>f<text:s/></text:span><text:span text:style-name="T88">←</text:span><text:span text:style-name="T89"><text:s/>f - 1</text:span></text:p>
            <text:p text:style-name="P90"><text:s text:c="2"/>Fin Pour</text:p>
            <text:p text:style-name="P91"><text:s text:c="2"/>// Afficher le contenu de t2</text:p>
            <text:p text:style-name="P92"><text:s text:c="2"/>Pour i de 0 à n-1 Faire</text:p>
            <text:p text:style-name="P93"><text:s text:c="4"/>Ecrire(t2[i], ", ")</text:p>
            <text:p text:style-name="P94"><text:s text:c="2"/>Fin Pour</text:p>
            <text:p text:style-name="P95">Fin</text:p>
            <text:p text:style-name="P96"/>
          </table:table-cell>
          <table:table-cell table:style-name="TableCell97">
            <table:table table:style-name="Table98">
              <table:table-columns>
                <table:table-column table:style-name="TableColumn99"/>
                <table:table-column table:style-name="TableColumn100"/>
              </table:table-columns>
              <table:table-row table:style-name="TableRow101">
                <table:table-cell table:style-name="TableCell102">
                  <text:p text:style-name="P103">Objet</text:p>
                </table:table-cell>
                <table:table-cell table:style-name="TableCell104">
                  <text:p text:style-name="P105">Type/Nature</text:p>
                </table:table-cell>
              </table:table-row>
              <table:table-row table:style-name="TableRow106">
                <table:table-cell table:style-name="TableCell107">
                  <text:p text:style-name="P108">n, d, f</text:p>
                </table:table-cell>
                <table:table-cell table:style-name="TableCell109">
                  <text:p text:style-name="P110">Entier</text:p>
                </table:table-cell>
              </table:table-row>
              <table:table-row table:style-name="TableRow111">
                <table:table-cell table:style-name="TableCell112">
                  <text:p text:style-name="P113">t1, t2</text:p>
                </table:table-cell>
                <table:table-cell table:style-name="TableCell114">
                  <text:p text:style-name="P115">tab</text:p>
                </table:table-cell>
              </table:table-row>
            </table:table>
            <text:p text:style-name="P116"/>
            <table:table table:style-name="Table117">
              <table:table-columns>
                <table:table-column table:style-name="TableColumn118"/>
              </table:table-columns>
              <table:table-row table:style-name="TableRow119">
                <table:table-cell table:style-name="TableCell120">
                  <text:p text:style-name="P121">TDNT</text:p>
                </table:table-cell>
              </table:table-row>
              <table:table-row table:style-name="TableRow122">
                <table:table-cell table:style-name="TableCell123">
                  <text:p text:style-name="P124">Tab=tableau de 50 entier</text:p>
                </table:table-cell>
              </table:table-row>
            </table:table>
            <text:p text:style-name="P125"/>
          </table:table-cell>
        </table:table-row>
      </table:table>
      <text:h text:style-name="Titre2" text:outline-level="2">Segmentation d'un tableau (Méthode simple)</text:h>
      <table:table table:style-name="Table126">
        <table:table-columns>
          <table:table-column table:style-name="TableColumn127"/>
          <table:table-column table:style-name="TableColumn128"/>
        </table:table-columns>
        <table:table-row table:style-name="TableRow129">
          <table:table-cell table:style-name="TableCell130">
            <text:p text:style-name="P131">Algorithme Segmentation</text:p>
            <text:p text:style-name="P132">Début</text:p>
            <text:p text:style-name="P133"><text:s text:c="2"/>// Saisir la taille du tableau</text:p>
            <text:p text:style-name="P134"><text:s text:c="2"/>Répéter</text:p>
            <text:p text:style-name="P135"><text:s text:c="4"/>Ecrire("Taille tableau &gt;= 2 ? ");Lire(n)</text:p>
            <text:p text:style-name="P136"><text:s text:c="2"/>Jusqu'à (2 &lt;= n &lt;= 50)</text:p>
            <text:p text:style-name="P137"><text:s text:c="2"/>// Remplir le tableau t</text:p>
            <text:p text:style-name="P138"><text:s text:c="2"/>Pour i de 0 à n-1 Faire</text:p>
            <text:p text:style-name="P139"><text:span text:style-name="T140"><text:s text:c="4"/>t[i]</text:span><text:span text:style-name="T141"><text:s/>←</text:span><text:span text:style-name="T142"><text:s/>Aléa(1, 999)</text:span></text:p>
            <text:p text:style-name="P143"><text:s text:c="2"/>Fin Pour</text:p>
            <text:p text:style-name="P144"><text:s text:c="2"/>// Afficher le contenu de t</text:p>
            <text:p text:style-name="P145"><text:s text:c="2"/>Pour i de 0 à n-1 Faire</text:p>
            <text:p text:style-name="P146"><text:s text:c="4"/>Ecrire(t[i], ", ")</text:p>
            <text:p text:style-name="P147"><text:s text:c="2"/>Fin Pour</text:p>
            <text:p text:style-name="P148"><text:s text:c="2"/>// Transférer les éléments de t1 dans t2</text:p>
            <text:p text:style-name="P149"><text:span text:style-name="T150"><text:s text:c="2"/>d<text:s/></text:span><text:span text:style-name="T151">←</text:span><text:span text:style-name="T152"><text:s/>-1 ; f<text:s/></text:span><text:span text:style-name="T153">←</text:span><text:span text:style-name="T154"><text:s/>n</text:span></text:p>
            <text:p text:style-name="P155"><text:s text:c="2"/>Pour i de 1 à n-1 Faire</text:p>
            <text:p text:style-name="P156"><text:s text:c="4"/>Si t[i] &gt; t[0] Alors</text:p>
            <text:p text:style-name="P157"><text:span text:style-name="T158"><text:s text:c="6"/>f<text:s/></text:span><text:span text:style-name="T159">←</text:span><text:span text:style-name="T160"><text:s/>f - 1<text:s/></text:span></text:p>
            <text:p text:style-name="P161"><text:span text:style-name="T162"><text:s text:c="6"/>t2[f]<text:s/></text:span><text:span text:style-name="T163">←</text:span><text:span text:style-name="T164"><text:s/>t[i]</text:span></text:p>
            <text:p text:style-name="P165"><text:s text:c="4"/>Sinon</text:p>
            <text:p text:style-name="P166"><text:span text:style-name="T167"><text:s text:c="6"/></text:span><text:span text:style-name="T168">d<text:s/></text:span><text:span text:style-name="T169">←</text:span><text:span text:style-name="T170"><text:s/>d + 1<text:s/></text:span></text:p>
            <text:p text:style-name="P171"><text:span text:style-name="T172"><text:s text:c="6"/>t2[d]<text:s/></text:span><text:span text:style-name="T173">←</text:span><text:span text:style-name="T174"><text:s/>t[i]</text:span></text:p>
            <text:p text:style-name="P175"><text:s text:c="4"/>Fin Si</text:p>
            <text:p text:style-name="P176"><text:s text:c="2"/>Fin Pour</text:p>
            <text:p text:style-name="P177"><text:s text:c="2"/>// Afficher le contenu de t2</text:p>
            <text:p text:style-name="P178"><text:s text:c="2"/>Pour i de 0 à n-1 Faire</text:p>
            <text:p text:style-name="P179"><text:s text:c="4"/>Ecrire(t2[i], ", ")</text:p>
            <text:p text:style-name="P180"><text:s text:c="2"/>Fin Pour</text:p>
            <text:p text:style-name="P181">Fin</text:p>
          </table:table-cell>
          <table:table-cell table:style-name="TableCell182">
            <table:table table:style-name="Table183">
              <table:table-columns>
                <table:table-column table:style-name="TableColumn184"/>
                <table:table-column table:style-name="TableColumn185"/>
              </table:table-columns>
              <table:table-row table:style-name="TableRow186">
                <table:table-cell table:style-name="TableCell187">
                  <text:p text:style-name="P188">Objet</text:p>
                </table:table-cell>
                <table:table-cell table:style-name="TableCell189">
                  <text:p text:style-name="P190">Type/Nature</text:p>
                </table:table-cell>
              </table:table-row>
              <table:table-row table:style-name="TableRow191">
                <table:table-cell table:style-name="TableCell192">
                  <text:p text:style-name="P193">n, d, f</text:p>
                </table:table-cell>
                <table:table-cell table:style-name="TableCell194">
                  <text:p text:style-name="P195">Entier</text:p>
                </table:table-cell>
              </table:table-row>
              <table:table-row table:style-name="TableRow196">
                <table:table-cell table:style-name="TableCell197">
                  <text:p text:style-name="P198">t, t2</text:p>
                </table:table-cell>
                <table:table-cell table:style-name="TableCell199">
                  <text:p text:style-name="P200">tab</text:p>
                </table:table-cell>
              </table:table-row>
            </table:table>
            <text:p text:style-name="P201"/>
            <table:table table:style-name="Table202">
              <table:table-columns>
                <table:table-column table:style-name="TableColumn203"/>
              </table:table-columns>
              <table:table-row table:style-name="TableRow204">
                <table:table-cell table:style-name="TableCell205">
                  <text:p text:style-name="P206">TDNT</text:p>
                </table:table-cell>
              </table:table-row>
              <table:table-row table:style-name="TableRow207">
                <table:table-cell table:style-name="TableCell208">
                  <text:p text:style-name="P209">Tab=tableau de 50 entier</text:p>
                </table:table-cell>
              </table:table-row>
            </table:table>
            <text:p text:style-name="P21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Ubuntu Mono" svg:font-family="Ubuntu Mono" style:font-family-generic="modern" style:font-pitch="fixed" svg:panose-1="2 11 5 9 3 6 2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ohamed Anis Mani محمد أنيس</meta:initial-creator>
    <dc:creator>Mohamed Anis Mani محمد أنيس</dc:creator>
    <meta:creation-date>2025-02-14T05:45:00Z</meta:creation-date>
    <dc:date>2025-02-14T06:10:00Z</dc:date>
    <meta:template xlink:href="Normal.dotm" xlink:type="simple"/>
    <meta:editing-cycles>2</meta:editing-cycles>
    <meta:editing-duration>PT1500S</meta:editing-duration>
    <meta:document-statistic meta:page-count="2" meta:paragraph-count="5" meta:word-count="401" meta:character-count="2605" meta:row-count="18" meta:non-whitespace-character-count="2209"/>
  </office:meta>
</office:document-meta>
</file>